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1000000A1C9E82089049F7EE85.png" manifest:media-type="image/png"/>
  <manifest:file-entry manifest:full-path="Pictures/1000000100000E36000009AB3CA45D8271336A51.png" manifest:media-type="image/png"/>
  <manifest:file-entry manifest:full-path="Pictures/1000000100000E5B0000083459CA4C39982CE4AB.png" manifest:media-type="image/png"/>
  <manifest:file-entry manifest:full-path="Pictures/1000000100000E10000004FB30A55086740E4D64.png" manifest:media-type="image/png"/>
  <manifest:file-entry manifest:full-path="Pictures/1000000100000200000001989478E312D5C510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87cm, 6cm, 2.299cm, 2.941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46cm, 6.465cm, 1.522cm, 1.653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2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agents</text:span></text:p>
          </draw:text-box>
        </draw:frame>
        <draw:frame draw:style-name="gr3" draw:text-style-name="P3" draw:layer="layout" svg:width="14.022cm" svg:height="11.174cm" svg:x="6.791cm" svg:y="2.062cm">
          <draw:image xlink:href="Pictures/1000000100000200000001989478E312D5C5102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4.129cm" svg:height="13.969cm" svg:x="1.971cm" svg:y="1.941cm">
          <draw:image xlink:href="Pictures/1000000100000E5B0000083459CA4C39982CE4A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25.723cm" svg:height="17.5cm" svg:x="0.947cm" svg:y="-0.635cm">
          <draw:image xlink:href="Pictures/1000000100000E36000009AB3CA45D8271336A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24.343cm" svg:height="17.5cm" svg:x="1.905cm" svg:y="0cm">
          <draw:image xlink:href="Pictures/1000000100000E1000000A1C9E82089049F7EE8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7" draw:text-style-name="P3" draw:layer="layout" svg:width="24.411cm" svg:height="8.559cm" svg:x="1.701cm" svg:y="4.337cm">
          <draw:image xlink:href="Pictures/1000000100000E10000004FB30A55086740E4D6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3T13:02:15.105767039</dc:date>
    <meta:editing-duration>PT11H44M58S</meta:editing-duration>
    <meta:editing-cycles>232</meta:editing-cycles>
    <meta:generator>LibreOffice/7.2.7.2$Linux_X86_64 LibreOffice_project/20$Build-2</meta:generator>
    <meta:document-statistic meta:object-count="38"/>
  </office:meta>
</office:document-meta>
</file>